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BM Plex Sans" svg:font-family="'IBM Plex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Quotations">
      <style:text-properties style:font-name="FreeMono"/>
    </style:style>
    <style:style style:name="P2" style:family="paragraph" style:parent-style-name="Quotations">
      <style:text-properties style:font-name="FreeMono" officeooo:paragraph-rsid="001bca19"/>
    </style:style>
    <style:style style:name="P3" style:family="paragraph" style:parent-style-name="Standard">
      <style:text-properties style:font-name="FreeMono"/>
    </style:style>
    <style:style style:name="P4" style:family="paragraph" style:parent-style-name="Standard">
      <style:text-properties officeooo:paragraph-rsid="001c977c"/>
    </style:style>
    <style:style style:name="P5" style:family="paragraph" style:parent-style-name="Standard">
      <style:text-properties officeooo:paragraph-rsid="001fef5d"/>
    </style:style>
    <style:style style:name="P6" style:family="paragraph" style:parent-style-name="Heading_20_1">
      <style:text-properties officeooo:rsid="001c977c" officeooo:paragraph-rsid="001c977c"/>
    </style:style>
    <style:style style:name="P7" style:family="paragraph" style:parent-style-name="Heading_20_1">
      <style:text-properties officeooo:rsid="001e193c" officeooo:paragraph-rsid="001e193c"/>
    </style:style>
    <style:style style:name="T1" style:family="text">
      <style:text-properties officeooo:rsid="001c977c"/>
    </style:style>
    <style:style style:name="T2" style:family="text">
      <style:text-properties style:font-name="IBM Plex Sans" officeooo:rsid="001c977c"/>
    </style:style>
    <style:style style:name="T3" style:family="text">
      <style:text-properties style:font-name="IBM Plex Sans" officeooo:rsid="001d28df"/>
    </style:style>
    <style:style style:name="T4" style:family="text">
      <style:text-properties style:font-name="IBM Plex Sans" officeooo:rsid="001fef5d"/>
    </style:style>
    <style:style style:name="T5" style:family="text">
      <style:text-properties style:font-name="IBM Plex Sans" officeooo:rsid="0020f4da"/>
    </style:style>
    <style:style style:name="T6" style:family="text">
      <style:text-properties style:font-name="IBM Plex Sans" officeooo:rsid="00229d2d"/>
    </style:style>
    <style:style style:name="T7" style:family="text">
      <style:text-properties officeooo:rsid="001d28df"/>
    </style:style>
    <style:style style:name="T8" style:family="text">
      <style:text-properties style:font-name="FreeMono"/>
    </style:style>
    <style:style style:name="T9" style:family="text">
      <style:text-properties style:font-name="FreeMono" officeooo:rsid="001fef5d"/>
    </style:style>
    <style:style style:name="T10" style:family="text">
      <style:text-properties officeooo:rsid="002219be"/>
    </style:style>
    <style:style style:name="T11" style:family="text">
      <style:text-properties officeooo:rsid="00229d2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seudo-Class Order</text:h>
      <text:p text:style-name="Standard">In CSS, the order of pseudo-classes matters. It should be as follows:</text:p>
      <text:p text:style-name="Standard"/>
      <text:p text:style-name="P2">a:visited {<text:line-break/>color: pink;<text:line-break/>}</text:p>
      <text:p text:style-name="P1">a:focus {<text:line-break/>outline: solid 1px dotted;<text:line-break/>}</text:p>
      <text:p text:style-name="P1">a:hover {<text:line-break/>background: grey;<text:line-break/>}</text:p>
      <text:p text:style-name="P1">a:active {<text:line-break/>background: darkgrey;<text:line-break/>}</text:p>
      <text:p text:style-name="P3"/>
      <text:p text:style-name="Standard">If this order is not followed, some styles will get overridden. Order the styles</text:p>
      <text:p text:style-name="Standard">correctly to avoid issues.</text:p>
      <text:p text:style-name="Standard"/>
      <text:h text:style-name="P6" text:outline-level="1">Visually hide element</text:h>
      <text:p text:style-name="P4"><text:span text:style-name="T2">Th</text:span>e label should be hidden visually but not with display: none . Why?</text:p>
      <text:p text:style-name="P4"/>
      <text:p text:style-name="P4">1. You wouldn’t be able to tie the label to the input using the for</text:p>
      <text:p text:style-name="P4">attribute.</text:p>
      <text:p text:style-name="P4"/>
      <text:p text:style-name="P4">2. A screen reader wouldn’t be able to read the input’s label. If you’re lucky,</text:p>
      <text:p text:style-name="P4">it might read the placeholder, if one has been added.</text:p>
      <text:p text:style-name="P4"/>
      <text:p text:style-name="P4"><text:span text:style-name="T2">Th</text:span>e correct way is to add a class of visually-hidden to the label. ]is will only</text:p>
      <text:p text:style-name="P4">hide it visually and, as a result, won’t be an accessibility issue.<text:line-break/></text:p>
      <text:p text:style-name="P3">.visually-hidden {</text:p>
      <text:p text:style-name="P3"><text:span text:style-name="T1"><text:tab/></text:span>position: absolute !important;</text:p>
      <text:p text:style-name="P3"><text:span text:style-name="T1"><text:tab/></text:span>height: 1px;</text:p>
      <text:p text:style-name="P3"><text:span text:style-name="T1"><text:tab/></text:span>width: 1px;</text:p>
      <text:p text:style-name="P3"><text:span text:style-name="T1"><text:tab/></text:span>overflow: hidden;</text:p>
      <text:p text:style-name="P3"><text:span text:style-name="T1"><text:tab/></text:span>clip: rect(1px 1px 1px 1px); /* IE6, IE7 */</text:p>
      <text:p text:style-name="P3"><text:span text:style-name="T1"><text:tab/></text:span>clip: rect(1px, 1px, 1px, 1px);</text:p>
      <text:p text:style-name="P3"><text:span text:style-name="T1"><text:tab/></text:span>white-space: nowrap; /* added line */</text:p>
      <text:p text:style-name="P3">}</text:p>
      <text:p text:style-name="P3"/>
      <text:p text:style-name="P3">&lt;label class="visually-hidden" for="search"&gt;Search&lt;/label&gt;</text:p>
      <text:p text:style-name="P3">&lt;input type="search" id="search"/&gt;</text:p>
      <text:p text:style-name="P3">&lt;button&gt;Show results&lt;/button&gt;</text:p>
      <text:p text:style-name="P3"/>
      <text:h text:style-name="Heading_20_1" text:outline-level="1">Multiple Browser Profiles</text:h>
      <text:p text:style-name="Standard">You likely use di<text:span text:style-name="T7">ff</text:span>erent browsers, each of which stores the history and private</text:p>
      <text:p text:style-name="Standard">information of your browsing. Debugging and testing websites in a browser</text:p>
      <text:p text:style-name="Standard">you use every day might not make sense. You’ll need something fresh, without</text:p>
      <text:p text:style-name="Standard">a history or cache, so that you can test without any unwanted issues, like CSS</text:p>
      <text:p text:style-name="Standard">caching, and to avoid extensions that might cause bugs.</text:p>
      <text:p text:style-name="Standard"/>
      <text:p text:style-name="Standard">In Firefox:</text:p>
      <text:p text:style-name="Standard"/>
      <text:p text:style-name="Standard">1. Open about:profiles in the browser’s URL <text:span text:style-name="T6">fi</text:span>eld.</text:p>
      <text:p text:style-name="Standard">2. Click on “Create a new pro<text:span text:style-name="T3">fil</text:span>e”.</text:p>
      <text:p text:style-name="Standard">3. Choose a name and click “Done”.</text:p>
      <text:p text:style-name="Standard">4. On the same page, scroll down to <text:span text:style-name="T3">fi</text:span>nd the pro<text:span text:style-name="T3">fi</text:span>le that you created, and</text:p>
      <text:p text:style-name="Standard">click on “Launch pro<text:span text:style-name="T3">fi</text:span>le in a new browser”.<text:line-break/></text:p>
      <text:h text:style-name="P7" text:outline-level="1">CSS Dark Mode</text:h>
      <text:p text:style-name="Standard">With iOS oacially supporting them, dark-mode user interfaces are rising in</text:p>
      <text:p text:style-name="Standard">popularity and becoming supported on the web as well. In CSS, we</text:p>
      <text:p text:style-name="Standard"/>
      <text:p text:style-name="P3">.element {</text:p>
      <text:p text:style-name="P3">/* Light-mode styles (the default) */</text:p>
      <text:p text:style-name="P3">}</text:p>
      <text:p text:style-name="P3">@media (prefer<text:span text:style-name="T10">s</text:span>-color-scheme: dark) {</text:p>
      <text:p text:style-name="P3">/* Dark-mode styles */</text:p>
      <text:p text:style-name="P3">}</text:p>
      <text:p text:style-name="P3"/>
      <text:h text:style-name="Heading_20_1" text:outline-level="1">Full Width for Image</text:h>
      <text:p text:style-name="Standard">With <text:span text:style-name="T8">width:</text:span><text:span text:style-name="T9"> </text:span><text:span text:style-name="T8">100%</text:span> , an img ’s width will be equal to its parent’s width.</text:p>
      <text:p text:style-name="Standard">However, sometimes we don’t want that behavior. <text:span text:style-name="T4">H</text:span>ere is a better alternative,</text:p>
      <text:p text:style-name="Standard">which is to set max-width.</text:p>
      <text:p text:style-name="Standard"/>
      <text:p text:style-name="P3">img {</text:p>
      <text:p text:style-name="P3">max-width: 100%;</text:p>
      <text:p text:style-name="P3">height: auto;</text:p>
      <text:p text:style-name="P3">}</text:p>
      <text:p text:style-name="P3"/>
      <text:p text:style-name="P5"><text:span text:style-name="T5">T</text:span><text:span text:style-name="T4">h</text:span>e method above ensures the following:</text:p>
      <text:p text:style-name="P5"/>
      <text:p text:style-name="P5">• A small image (say, 650 by 250 pixels) won’t take up the full width of</text:p>
      <text:p text:style-name="P5">a wide parent (say, 1500 pixels). Imagine such an image taking up that</text:p>
      <text:p text:style-name="P5">container! It would look pixelated.</text:p>
      <text:p text:style-name="P5"/>
      <text:p text:style-name="P5">• On the other hand, if an image is wider than the viewport, then its width</text:p>
      <text:p text:style-name="P5">would be equal to 100% of its parent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BM Plex Sans" svg:font-family="'IBM Plex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IBM Plex Sans" fo:font-family="'IBM Plex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2T08:10:05.258823725</meta:creation-date>
    <dc:date>2021-08-14T12:09:53.052892289</dc:date>
    <meta:editing-duration>PT6H23M34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1" meta:paragraph-count="63" meta:word-count="441" meta:character-count="2545" meta:non-whitespace-character-count="2158"/>
  </office:meta>
</office:document-meta>
</file>